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12l LPG</text:p>
      <text:p text:style-name="Normalny">3l ON 95</text:p>
      <text:p text:style-name="Normalny">35zł – 100km</text:p>
      <text:p text:style-name="Normalny">1km – 0.35zł</text:p>
      <text:p text:style-name="Normalny">Jaro – Dabrowka – 10km<text:s/><text:tab/>3.5zł</text:p>
      <text:p text:style-name="Normalny">Dabrowka – Jaro – 10km<text:tab/>3.5zł</text:p>
      <text:p text:style-name="Normalny">Jaro – Bielsko – 45km/2<text:tab/><text:tab/>8zł</text:p>
      <text:p text:style-name="Normalny">Mieszkanie – Ath – 5km/2<text:s/><text:tab/>1zł</text:p>
      <text:p text:style-name="Normalny">Ath – mieszkanie – 5km/2<text:s/><text:tab/>1zł</text:p>
      <text:p text:style-name="Normalny"/>
      <text:p text:style-name="Normalny">Czyli ostatni tydzień:</text:p>
      <text:p text:style-name="Normalny">15zł + transport ath 2zł na dzień czyli 4zł === 19zł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zegorz Kastelik</meta:initial-creator>
    <dc:creator>Grzegorz Kastelik</dc:creator>
    <meta:creation-date>2017-07-09T12:19:00Z</meta:creation-date>
    <dc:date>2017-07-09T12:33:00Z</dc:date>
    <meta:template xlink:href="Normal.dotm" xlink:type="simple"/>
    <meta:editing-cycles>2</meta:editing-cycles>
    <meta:editing-duration>PT840S</meta:editing-duration>
    <meta:document-statistic meta:page-count="1" meta:paragraph-count="1" meta:word-count="38" meta:character-count="268" meta:row-count="1" meta:non-whitespace-character-count="231"/>
  </office:meta>
</office:document-meta>
</file>